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style>
    <style:style style:name="P2" style:family="paragraph" style:parent-style-name="Standard">
      <style:text-properties fo:font-size="14pt" officeooo:rsid="001b5279" officeooo:paragraph-rsid="001b5279"/>
    </style:style>
    <style:style style:name="P3" style:family="paragraph" style:parent-style-name="Standard">
      <style:text-properties fo:font-size="14pt" officeooo:rsid="001c9c64" officeooo:paragraph-rsid="001c9c64"/>
    </style:style>
    <style:style style:name="P4" style:family="paragraph" style:parent-style-name="Standard">
      <style:text-properties fo:font-size="14pt" officeooo:paragraph-rsid="001c9c64"/>
    </style:style>
    <style:style style:name="P5" style:family="paragraph" style:parent-style-name="Standard">
      <style:paragraph-properties fo:text-align="justify" style:justify-single-word="false"/>
      <style:text-properties fo:font-size="14pt"/>
    </style:style>
    <style:style style:name="P6" style:family="paragraph" style:parent-style-name="Standard">
      <loext:graphic-properties draw:fill="none"/>
      <style:paragraph-properties fo:margin-left="0.4925in" fo:margin-right="0in" fo:text-align="justify" style:justify-single-word="false" fo:text-indent="0in" style:auto-text-indent="false" fo:background-color="transparent"/>
      <style:text-properties fo:font-size="14pt" officeooo:rsid="001c9c64" officeooo:paragraph-rsid="001c9c64"/>
    </style:style>
    <style:style style:name="P7" style:family="paragraph" style:parent-style-name="Standard">
      <style:paragraph-properties fo:margin-left="0.4925in" fo:margin-right="0in" fo:text-align="justify" style:justify-single-word="false" fo:text-indent="0in" style:auto-text-indent="false"/>
      <style:text-properties fo:font-size="14pt"/>
    </style:style>
    <style:style style:name="P8" style:family="paragraph" style:parent-style-name="Standard">
      <style:paragraph-properties fo:margin-left="0.4925in" fo:margin-right="0in" fo:text-align="justify" style:justify-single-word="false" fo:text-indent="0in" style:auto-text-indent="false"/>
      <style:text-properties fo:font-size="14pt" officeooo:paragraph-rsid="001dfc41"/>
    </style:style>
    <style:style style:name="P9" style:family="paragraph" style:parent-style-name="Standard">
      <style:paragraph-properties fo:margin-left="0.4925in" fo:margin-right="0in" fo:text-align="justify" style:justify-single-word="false" fo:text-indent="0in" style:auto-text-indent="false"/>
      <style:text-properties fo:font-size="14pt" officeooo:rsid="001ec683" officeooo:paragraph-rsid="001ec683"/>
    </style:style>
    <style:style style:name="P10" style:family="paragraph" style:parent-style-name="Standard" style:master-page-name="">
      <loext:graphic-properties draw:fill="none"/>
      <style:paragraph-properties fo:margin-left="0.4925in" fo:margin-right="0in" fo:text-align="justify" style:justify-single-word="false" fo:text-indent="0in" style:auto-text-indent="false" style:page-number="auto" fo:background-color="transparent"/>
      <style:text-properties fo:font-size="14pt" officeooo:rsid="001c9c64" officeooo:paragraph-rsid="001c9c64"/>
    </style:style>
    <style:style style:name="P11" style:family="paragraph" style:parent-style-name="Standard">
      <style:paragraph-properties fo:margin-left="0in" fo:margin-right="0in" fo:text-align="justify" style:justify-single-word="false" fo:text-indent="0in" style:auto-text-indent="false"/>
      <style:text-properties fo:font-size="14pt" officeooo:rsid="001ec683" officeooo:paragraph-rsid="001ec683"/>
    </style:style>
    <style:style style:name="P12" style:family="paragraph" style:parent-style-name="Standard" style:list-style-name="L1">
      <style:text-properties fo:font-size="14pt"/>
    </style:style>
    <style:style style:name="P13" style:family="paragraph" style:parent-style-name="Standard" style:list-style-name="L2">
      <style:text-properties fo:font-size="14pt"/>
    </style:style>
    <style:style style:name="P14" style:family="paragraph" style:parent-style-name="Standard">
      <style:text-properties fo:font-size="14pt" officeooo:rsid="001b5279" officeooo:paragraph-rsid="001b5279"/>
    </style:style>
    <style:style style:name="P15" style:family="paragraph" style:parent-style-name="Standard">
      <style:text-properties fo:font-size="14pt" officeooo:rsid="0021c8da" officeooo:paragraph-rsid="0021c8da"/>
    </style:style>
    <style:style style:name="P16" style:family="paragraph" style:parent-style-name="Standard">
      <style:paragraph-properties fo:margin-left="0.4925in" fo:margin-right="0in" fo:text-align="justify" style:justify-single-word="false" fo:text-indent="0in" style:auto-text-indent="false"/>
      <style:text-properties fo:font-size="14pt" fo:font-style="normal" officeooo:rsid="001fea37" style:font-style-asian="normal" style:font-style-complex="normal"/>
    </style:style>
    <style:style style:name="T1" style:family="text">
      <style:text-properties officeooo:rsid="001bffff"/>
    </style:style>
    <style:style style:name="T2" style:family="text">
      <style:text-properties officeooo:rsid="001c9c64"/>
    </style:style>
    <style:style style:name="T3" style:family="text">
      <style:text-properties officeooo:rsid="001dfc41"/>
    </style:style>
    <style:style style:name="T4" style:family="text">
      <style:text-properties fo:font-variant="normal" fo:text-transform="none" fo:color="#000000" style:font-name="Liberation Serif" fo:letter-spacing="normal" fo:font-style="normal" fo:font-weight="normal" style:font-size-asian="12pt" style:font-size-complex="12pt"/>
    </style:style>
    <style:style style:name="T5" style:family="text">
      <style:text-properties officeooo:rsid="001ec683"/>
    </style:style>
    <style:style style:name="T6" style:family="text">
      <style:text-properties officeooo:rsid="001fea37"/>
    </style:style>
    <style:style style:name="T7" style:family="text">
      <style:text-properties fo:font-style="italic" officeooo:rsid="001fea37" style:font-style-asian="italic" style:font-style-complex="italic"/>
    </style:style>
    <style:style style:name="T8" style:family="text">
      <style:text-properties fo:font-style="normal" officeooo:rsid="001fea37" style:font-style-asian="normal" style:font-style-complex="normal"/>
    </style:style>
    <style:style style:name="T9" style:family="text">
      <style:text-properties officeooo:rsid="00200c24"/>
    </style:style>
    <style:style style:name="T10" style:family="text">
      <style:text-properties officeooo:rsid="0021c8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nji Iman Baskoro</text:p>
      <text:p text:style-name="P2">171111023</text:p>
      <text:p text:style-name="P2"/>
      <text:p text:style-name="P2">Tugas Praktikum Sistem Operas<text:span text:style-name="T10">i</text:span></text:p>
      <text:p text:style-name="P2"/>
      <text:p text:style-name="P15">TUGAS 8</text:p>
      <text:p text:style-name="P2"/>
      <text:p text:style-name="P1"/>
      <text:list xml:id="list4209382759" text:style-name="L1">
        <text:list-item>
          <text:p text:style-name="P12"><text:span text:style-name="T1">Gunicorn (</text:span>WSGI Server Python<text:span text:style-name="T1">)</text:span></text:p>
        </text:list-item>
      </text:list>
      <text:p text:style-name="P3"/>
      <text:p text:style-name="P10"><text:tab/>Salah satu bahasa pemprograman yang paling sering digunakan untuk mengembangkan aplikasi desktop, mobile maupun web adalah Python. Bahasa pemprograman dengan banyak kegunaan dan banyak pengguna di seluruh dunia, Python juga sering digunakan untuk menggunakan aplikasi web. </text:p>
      <text:p text:style-name="P6"/>
      <text:p text:style-name="P6"><text:tab/>Dibutuhkan sebuah server khusus untuk menjalankan aplikasi web yang dibuat menggunakan Python, salah satunya adalah Gunicorn. Dengan menggunakan standar WSGI yang sudah digunakan seblumnya untuk menghubungkan server dengan aplikasi WSGI digunakan sebagai penghubung untuk memberikan request dari web server dan response dari aplikasi web berbasis python.</text:p>
      <text:p text:style-name="P4"/>
      <text:list xml:id="list185451724890927" text:continue-numbering="true" text:style-name="L1">
        <text:list-item>
          <text:p text:style-name="P12">LiteSpeed <text:span text:style-name="T10">Web Server</text:span></text:p>
        </text:list-item>
      </text:list>
      <text:p text:style-name="P5"><text:tab/><text:tab/><text:tab/></text:p>
      <text:p text:style-name="P8"><text:tab/><text:span text:style-name="T2">Saat ini salah satu bisnis yang sedang berkembang di dunia adalah bisnis yang berkaitan dengan internet, tentu semua perusahaan mulai meng-investasikan banyak biaya untuk membangun sebuah laman web tentunya yang sangat cepat dan murah. Kemudian muncullah sebuah aplikasi web server LiteSpeed yang sedang naik daun saat ini. LiteSpeed yang merupakan produk dari </text:span><text:span text:style-name="T4">LiteSpeed Technologies</text:span><text:span text:style-name="T2"> sendiri tidak sepenuhnya gratis, namun LiteSpeed memberikan versi open-source dari produknya tersebut.</text:span></text:p>
      <text:p text:style-name="P7"/>
      <text:p text:style-name="P7"><text:tab/><text:span text:style-name="T3">LiteSpeed digadang-gadang sebagai web server paling cepat saat ini diabndingkan dengan kompetitor lain seperti Apache Web Server. Kendati berbayar banyak perusahaan yang bersedia merogoh kocek lebih dalam untukmenggunakan web server yang satu ini. Dari segi pengguna, saat ini sudah banyak penyedia hosting di Indonesia yang menggunakan LiteSpeed web server di setiap layananya. Salah satu produk lain yang sering digunakan adalah LSAPI, sebuah plugin Cache yang bisa dipasang untuk bahasa pemprograman pihak ke 3 seperti python, Ruby dan PHP.</text:span></text:p>
      <text:p text:style-name="P7"/>
      <text:p text:style-name="P7"/>
      <text:p text:style-name="P7"/>
      <text:p text:style-name="P7"/>
      <text:p text:style-name="P7"/>
      <text:p text:style-name="P7"><text:soft-page-break/></text:p>
      <text:p text:style-name="P7"/>
      <text:list xml:id="list185452167931435" text:continue-numbering="true" text:style-name="L1">
        <text:list-item>
          <text:p text:style-name="P12">Tomcat java web app</text:p>
        </text:list-item>
      </text:list>
      <text:p text:style-name="P1"/>
      <text:p text:style-name="P7"><text:tab/><text:span text:style-name="T5">Java sebagai bahasa pemprograman dengan pengguna paling lawas dan komunitas yang cukup miltan di dunia juga bisa digunakan untuk membangun sebuah web app. Java juga memiliki sebuah aplikasi web server bernama tomcat yang dikembangkan oleh Apache dan komunitas. Namun jika dibandingkan dengan aplikasi server lain, tomcat tidak begitu serign digunakan di tingkat user menengah kebawah, karena java lebih banyak digunakan untuk membangun aplikasi desktop dan aplikasi back-end seperti aplikasi server dan lain – lain. Namun jika diperhatikan tidak sedikit perusahaan yang lebih memilih membangun halaman web mereka dengan java untuk mempermudah integrasi data yang ada di perusahaan mereka.</text:span></text:p>
      <text:p text:style-name="P1"/>
      <text:p text:style-name="P1"/>
      <text:list xml:id="list2577021615" text:style-name="L2">
        <text:list-item>
          <text:p text:style-name="P13">Apache Hbase</text:p>
        </text:list-item>
      </text:list>
      <text:p text:style-name="P1"/>
      <text:p text:style-name="P7"><text:tab/><text:span text:style-name="T5">Apache Hbase adalah sebuah Database yang masuk kedalam golongan No-SQL, yang berarti Not Only SQL atau sebuah sistem database yang cara kerjanya tidak mengikuti kaidah SQL pada umumnya. Hbase adalah database non relasional yang berorientasi kepada kolom. Sama seperti beberapa project apache lainnya, Apache Hbase adalah sebuah project open-source yang dikelola oleh ASF (Apache Software Foundation) dengan lisesnis apache 2.0.</text:span></text:p>
      <text:p text:style-name="P7"/>
      <text:p text:style-name="P9"><text:tab/>Aplikasi ini memiliki goal atau tujuan untuk dapat menyimpan data hingga jutaan kolom yang terintegrasi dengan sebuah ekosistem BigData dan bisa mengolah dan mendapatkan hasil dari BigData tersebut. Aplikasi ini terinspirasi oleh project yang sempat di<text:span text:style-name="T6">publikasikan oleh Google yaitu Google Big Table.</text:span></text:p>
      <text:p text:style-name="P11"/>
      <text:list xml:id="list185450139255028" text:continue-numbering="true" text:style-name="L2">
        <text:list-item>
          <text:p text:style-name="P13">Redis</text:p>
        </text:list-item>
      </text:list>
      <text:p text:style-name="P1"/>
      <text:p text:style-name="P7"><text:tab/><text:tab/><text:span text:style-name="T6">Sama seperti Hbase, Redis adalah database non relasional yang tergolong ke database No-SQL. Perbedaan mendasar dari database yang satu ini adalah Redis merupakan </text:span><text:span text:style-name="T7">On Memory Database </text:span><text:span text:style-name="T8">jadi pemprosesan data yang terjadi cenderung lebih cepat. Redis juga unik karena berbasis key-value database, sehingga ketika kita memanggil sbuah data kita hanya perlu menggunakan key nya saja. Karena saking cepatnya Redis kadang dikira adlah sebuah aplikasi caching data samahalnya seperti memchaced tapi saat ini banyak pengembang yang membuat aplikasi dan cache nya menggunakan Redis.</text:span></text:p>
      <text:p text:style-name="P16"/>
      <text:p text:style-name="P7"><text:span text:style-name="T8"><text:tab/><text:tab/>Yang pelru diketaui lagi dari redis adalah, redis cenderung sukar untuk pengembangan yang bersifat scale-out, yang berarti sangat susah untuk </text:span><text:soft-page-break/><text:span text:style-name="T8">dikembang secara terdistribusi atupun perkembangan secara struktur data, namun sangat mudah untuk dikembangkan secara scale-up dengan menambahkan device atau heripheral baru.</text:span></text:p>
      <text:p text:style-name="P16"/>
      <text:p text:style-name="P16"/>
      <text:list xml:id="list185451344189924" text:continue-numbering="true" text:style-name="L2">
        <text:list-item>
          <text:p text:style-name="P13">MongoDB</text:p>
        </text:list-item>
      </text:list>
      <text:p text:style-name="P1"><text:tab/><text:tab/></text:p>
      <text:p text:style-name="P7"><text:tab/><text:span text:style-name="T9">Sama seperti Redis, MongoDB adalah software No-SQL yang memiliki cara kerja yang unik. Berbeda dengan SQL yang dalam memproses datanya melakukan pemprosesan data secara sequential atau berurutan, MongoDB justru menerapkan konsep non-sequential diamana pencarian data menjadi lebih cepat dan hemat resource. Dalam kerjanya sama dengan konsep algoritma Binary Search Tree.</text:span></text:p>
      <text:p text:style-name="P7"/>
      <text:p text:style-name="P7"><text:tab/><text:span text:style-name="T9">Yang unik lagi dengan MongoDB adalah sebutan untuk komponen database yang berbeda dari aplikasi Database lain. Table dalam database MongoDB disebut dengan Collection, kemudan untuk data record dalam setiap datanya. Dalam menyimpan datanya MongoDB juga menyimpannya dengan cara yang unik, yaitu dalam bentuk JSON (JavaScript Object Notation) sehingga flesibilitas yang dimiliki MongoDB juga sangat tinggi. Dan MongoDB mendukung berbagai bahasa pemprograman ju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4:42:16.233147617</meta:creation-date>
    <dc:date>2018-12-09T18:54:49.747234793</dc:date>
    <meta:editing-duration>PT12M36S</meta:editing-duration>
    <meta:editing-cycles>3</meta:editing-cycles>
    <meta:generator>LibreOffice/6.1.0.3$Linux_X86_64 LibreOffice_project/efb621ed25068d70781dc026f7e9c5187a4decd1</meta:generator>
    <meta:document-statistic meta:table-count="0" meta:image-count="0" meta:object-count="0" meta:page-count="3" meta:paragraph-count="23" meta:word-count="690" meta:character-count="4967" meta:non-whitespace-character-count="4284"/>
  </office:meta>
</office:document-meta>
</file>